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a9b3" officeooo:paragraph-rsid="0005a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1">─────────────────────────────▄██▄</text:p>
      <text:p text:style-name="P1">─────────────────────────────▀███</text:p>
      <text:p text:style-name="P1">────────────────────────────────█</text:p>
      <text:p text:style-name="P1">───────────────▄▄▄▄▄────────────█</text:p>
      <text:p text:style-name="P1">──────────────▀▄────▀▄──────────█</text:p>
      <text:p text:style-name="P1">──────────▄▀▀▀▄─█▄▄▄▄█▄▄─▄▀▀▀▄──█</text:p>
      <text:p text:style-name="P1">─────────█──▄──█────────█───▄─█─█</text:p>
      <text:p text:style-name="P1">─────────▀▄───▄▀────────▀▄───▄▀─█</text:p>
      <text:p text:style-name="P1">──────────█▀▀▀────────────▀▀▀─█─█</text:p>
      <text:p text:style-name="P1">──────────█───────────────────█─█</text:p>
      <text:p text:style-name="P1">▄▀▄▄▀▄────█──▄█▀█▀█▀█▀█▀█▄────█─█</text:p>
      <text:p text:style-name="P1">█▒▒▒▒█────█──█████████████▄───█─█</text:p>
      <text:p text:style-name="P1">█▒▒▒▒█────█──██████████████▄──█─█</text:p>
      <text:p text:style-name="P1">█▒▒▒▒█────█───██████████████▄─█─█</text:p>
      <text:p text:style-name="P1">█▒▒▒▒█────█────██████████████─█─█</text:p>
      <text:p text:style-name="P1">█▒▒▒▒█────█───██████████████▀─█─█</text:p>
      <text:p text:style-name="P1">█▒▒▒▒█───██───██████████████──█─█</text:p>
      <text:p text:style-name="P1">▀████▀──██▀█──█████████████▀──█▄█</text:p>
      <text:p text:style-name="P1">──██───██──▀█──█▄█▄█▄█▄█▄█▀──▄█▀</text:p>
      <text:p text:style-name="P1">──██──██────▀█─────────────▄▀▓█</text:p>
      <text:p text:style-name="P1">──██─██──────▀█▀▄▄▄▄▄▄▄▄▄▀▀▓▓▓█</text:p>
      <text:p text:style-name="P1">──████────────█▓▓▓▓▓▓▓▓▓▓▓▓▓▓▓█</text:p>
      <text:p text:style-name="P1">──███─────────█▓▓▓▓▓▓▓▓▓▓▓▓▓▓▓█</text:p>
      <text:p text:style-name="P1">──██──────────█▓▓▓▓▓▓▓▓▓▓▓▓▓▓▓█</text:p>
      <text:p text:style-name="P1">──██──────────█▓▓▓▓▓▓▓▓▓▓▓▓▓▓▓█</text:p>
      <text:p text:style-name="P1">──██─────────▐█▓▓▓▓▓▓▓▓▓▓▓▓▓▓▓█</text:p>
      <text:p text:style-name="P1">──██────────▐█▓▓▓▓▓▓▓▓▓▓▓▓▓▓▓▓█</text:p>
      <text:p text:style-name="P1">──██───────▐█▓▓▓▓▓▓▓▓▓▓▓▓▓▓▓▓█▌</text:p>
      <text:p text:style-name="P1">──██──────▐█▓▓▓▓▓▓▓▓▓▓▓▓▓▓▓▓█▌</text:p>
      <text:p text:style-name="P1">──██─────▐█▓▓▓▓▓▓▓▓▓▓▓▓▓▓▓▓█▌</text:p>
      <text:p text:style-name="P1">──██────▐█▓▓▓▓▓▓▓▓▓▓▓▓▓▓▓▓█▌</text:p>
      <text:p text:style-name="P1">ALL THE THING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3" meta:word-count="35" meta:character-count="1013" meta:non-whitespace-character-count="1011"/>
    <meta:generator>LibreOffice/4.2.6.3$Linux_X86_64 LibreOffice_project/420m0$Build-3</meta:generator>
  </office:meta>
</office:document-meta>
</file>